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64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5 Bell, 2 Lag</text:p>
          </table:table-cell>
          <table:table-cell office:value-type="string" calcext:value-type="string">
            <text:p>CSCS</text:p>
          </table:table-cell>
          <table:table-cell table:number-columns-repeated="2"/>
          <table:table-cell office:value-type="string" calcext:value-type="string">
            <text:p>SSCS</text:p>
          </table:table-cell>
          <table:table-cell table:number-columns-repeated="2"/>
          <table:table-cell office:value-type="string" calcext:value-type="string">
            <text:p>SSSS</text:p>
          </table:table-cell>
          <table:table-cell table:number-columns-repeated="3"/>
          <table:table-cell office:value-type="string" calcext:value-type="string">
            <text:p>er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ssa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Leissa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Leissa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Div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946" calcext:value-type="float">
            <text:p>28.946</text:p>
          </table:table-cell>
          <table:table-cell office:value-type="float" office:value="28.9508668579285" calcext:value-type="float">
            <text:p>28.9508668579285</text:p>
          </table:table-cell>
          <table:table-cell office:value-type="float" office:value="28.9514047679923" calcext:value-type="float">
            <text:p>28.9514047679923</text:p>
          </table:table-cell>
          <table:table-cell office:value-type="float" office:value="23.646" calcext:value-type="float">
            <text:p>23.646</text:p>
          </table:table-cell>
          <table:table-cell office:value-type="float" office:value="23.6404324296325" calcext:value-type="float">
            <text:p>23.6404324296325</text:p>
          </table:table-cell>
          <table:table-cell office:value-type="float" office:value="23.6465627856148" calcext:value-type="float">
            <text:p>23.6465627856148</text:p>
          </table:table-cell>
          <table:table-cell office:value-type="float" office:value="19.739" calcext:value-type="float">
            <text:p>19.739</text:p>
          </table:table-cell>
          <table:table-cell office:value-type="float" office:value="19.7302193251714" calcext:value-type="float">
            <text:p>19.7302193251714</text:p>
          </table:table-cell>
          <table:table-cell office:value-type="float" office:value="19.7392628493968" calcext:value-type="float">
            <text:p>19.7392628493968</text:p>
          </table:table-cell>
          <table:table-cell/>
          <table:table-cell table:formula="of:=ABS(([.B3]-[.C3])/[.B3]*100)" office:value-type="float" office:value="0.0168135767584393" calcext:value-type="float">
            <text:p>0.016813576758439</text:p>
          </table:table-cell>
          <table:table-cell table:formula="of:=ABS(([.B3]-[.D3])/[.B3]*100)" office:value-type="float" office:value="0.0186718993722777" calcext:value-type="float">
            <text:p>0.018671899372278</text:p>
          </table:table-cell>
          <table:table-cell/>
          <table:table-cell table:formula="of:=ABS(([.E3]-[.F3])/[.E3]*100)" office:value-type="float" office:value="0.0235455060792523" calcext:value-type="float">
            <text:p>0.023545506079252</text:p>
          </table:table-cell>
          <table:table-cell table:formula="of:=ABS(([.E3]-[.G3])/[.E3]*100)" office:value-type="float" office:value="0.00238004573627792" calcext:value-type="float">
            <text:p>0.002380045736278</text:p>
          </table:table-cell>
          <table:table-cell/>
          <table:table-cell table:formula="of:=ABS(([.H3]-[.I3])/[.H3]*100)" office:value-type="float" office:value="0.0444838888930538" calcext:value-type="float">
            <text:p>0.044483888893054</text:p>
          </table:table-cell>
          <table:table-cell table:formula="of:=ABS(([.H3]-[.J3])/[.H3]*100)" office:value-type="float" office:value="0.0013316246861419" calcext:value-type="float">
            <text:p>0.001331624686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.743" calcext:value-type="float">
            <text:p>54.743</text:p>
          </table:table-cell>
          <table:table-cell office:value-type="float" office:value="54.7471514317466" calcext:value-type="float">
            <text:p>54.7471514317466</text:p>
          </table:table-cell>
          <table:table-cell office:value-type="float" office:value="54.7446302548499" calcext:value-type="float">
            <text:p>54.7446302548499</text:p>
          </table:table-cell>
          <table:table-cell office:value-type="float" office:value="51.674" calcext:value-type="float">
            <text:p>51.674</text:p>
          </table:table-cell>
          <table:table-cell office:value-type="float" office:value="51.6669678013494" calcext:value-type="float">
            <text:p>51.6669678013494</text:p>
          </table:table-cell>
          <table:table-cell office:value-type="float" office:value="51.6752775944198" calcext:value-type="float">
            <text:p>51.6752775944198</text:p>
          </table:table-cell>
          <table:table-cell office:value-type="float" office:value="49.348" calcext:value-type="float">
            <text:p>49.348</text:p>
          </table:table-cell>
          <table:table-cell office:value-type="float" office:value="49.3332552326755" calcext:value-type="float">
            <text:p>49.3332552326755</text:p>
          </table:table-cell>
          <table:table-cell office:value-type="float" office:value="49.3485528918053" calcext:value-type="float">
            <text:p>49.3485528918053</text:p>
          </table:table-cell>
          <table:table-cell/>
          <table:table-cell table:formula="of:=ABS(([.B4]-[.C4])/[.B4]*100)" office:value-type="float" office:value="0.00758349331713571" calcext:value-type="float">
            <text:p>0.007583493317136</text:p>
          </table:table-cell>
          <table:table-cell table:formula="of:=ABS(([.B4]-[.D4])/[.B4]*100)" office:value-type="float" office:value="0.00297801517984011" calcext:value-type="float">
            <text:p>0.00297801517984</text:p>
          </table:table-cell>
          <table:table-cell/>
          <table:table-cell table:formula="of:=ABS(([.E4]-[.F4])/[.E4]*100)" office:value-type="float" office:value="0.0136087754975399" calcext:value-type="float">
            <text:p>0.01360877549754</text:p>
          </table:table-cell>
          <table:table-cell table:formula="of:=ABS(([.E4]-[.G4])/[.E4]*100)" office:value-type="float" office:value="0.00247241247010879" calcext:value-type="float">
            <text:p>0.002472412470109</text:p>
          </table:table-cell>
          <table:table-cell/>
          <table:table-cell table:formula="of:=ABS(([.H4]-[.I4])/[.H4]*100)" office:value-type="float" office:value="0.029879158880808" calcext:value-type="float">
            <text:p>0.029879158880808</text:p>
          </table:table-cell>
          <table:table-cell table:formula="of:=ABS(([.H4]-[.J4])/[.H4]*100)" office:value-type="float" office:value="0.00112039354239043" calcext:value-type="float">
            <text:p>0.001120393542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.32" calcext:value-type="float">
            <text:p>69.32</text:p>
          </table:table-cell>
          <table:table-cell office:value-type="float" office:value="69.331507628552" calcext:value-type="float">
            <text:p>69.331507628552</text:p>
          </table:table-cell>
          <table:table-cell office:value-type="float" office:value="69.3300426497103" calcext:value-type="float">
            <text:p>69.3300426497103</text:p>
          </table:table-cell>
          <table:table-cell office:value-type="float" office:value="58.641" calcext:value-type="float">
            <text:p>58.641</text:p>
          </table:table-cell>
          <table:table-cell office:value-type="float" office:value="58.6415389136856" calcext:value-type="float">
            <text:p>58.6415389136856</text:p>
          </table:table-cell>
          <table:table-cell office:value-type="float" office:value="58.6478854257154" calcext:value-type="float">
            <text:p>58.6478854257154</text:p>
          </table:table-cell>
          <table:table-cell office:value-type="float" office:value="49.348" calcext:value-type="float">
            <text:p>49.348</text:p>
          </table:table-cell>
          <table:table-cell office:value-type="float" office:value="49.3361722801913" calcext:value-type="float">
            <text:p>49.3361722801913</text:p>
          </table:table-cell>
          <table:table-cell office:value-type="float" office:value="49.3487046857491" calcext:value-type="float">
            <text:p>49.3487046857491</text:p>
          </table:table-cell>
          <table:table-cell/>
          <table:table-cell table:formula="of:=ABS(([.B5]-[.C5])/[.B5]*100)" office:value-type="float" office:value="0.0166007336295591" calcext:value-type="float">
            <text:p>0.016600733629559</text:p>
          </table:table-cell>
          <table:table-cell table:formula="of:=ABS(([.B5]-[.D5])/[.B5]*100)" office:value-type="float" office:value="0.0144873769623487" calcext:value-type="float">
            <text:p>0.014487376962349</text:p>
          </table:table-cell>
          <table:table-cell/>
          <table:table-cell table:formula="of:=ABS(([.E5]-[.F5])/[.E5]*100)" office:value-type="float" office:value="0.000919004937846281" calcext:value-type="float">
            <text:p>0.000919004937846</text:p>
          </table:table-cell>
          <table:table-cell table:formula="of:=ABS(([.E5]-[.G5])/[.E5]*100)" office:value-type="float" office:value="0.011741658081211" calcext:value-type="float">
            <text:p>0.011741658081211</text:p>
          </table:table-cell>
          <table:table-cell/>
          <table:table-cell table:formula="of:=ABS(([.H5]-[.I5])/[.H5]*100)" office:value-type="float" office:value="0.0239679821040367" calcext:value-type="float">
            <text:p>0.023967982104037</text:p>
          </table:table-cell>
          <table:table-cell table:formula="of:=ABS(([.H5]-[.J5])/[.H5]*100)" office:value-type="float" office:value="0.0014279925206677" calcext:value-type="float">
            <text:p>0.001427992520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.584" calcext:value-type="float">
            <text:p>94.584</text:p>
          </table:table-cell>
          <table:table-cell office:value-type="float" office:value="94.6020768839512" calcext:value-type="float">
            <text:p>94.6020768839512</text:p>
          </table:table-cell>
          <table:table-cell office:value-type="float" office:value="94.5932715550743" calcext:value-type="float">
            <text:p>94.5932715550743</text:p>
          </table:table-cell>
          <table:table-cell office:value-type="float" office:value="86.126" calcext:value-type="float">
            <text:p>86.126</text:p>
          </table:table-cell>
          <table:table-cell office:value-type="float" office:value="86.1211590114676" calcext:value-type="float">
            <text:p>86.1211590114676</text:p>
          </table:table-cell>
          <table:table-cell office:value-type="float" office:value="86.1385834707949" calcext:value-type="float">
            <text:p>86.1385834707949</text:p>
          </table:table-cell>
          <table:table-cell office:value-type="float" office:value="78.957" calcext:value-type="float">
            <text:p>78.957</text:p>
          </table:table-cell>
          <table:table-cell office:value-type="float" office:value="78.9206193854747" calcext:value-type="float">
            <text:p>78.9206193854747</text:p>
          </table:table-cell>
          <table:table-cell office:value-type="float" office:value="78.9587259743006" calcext:value-type="float">
            <text:p>78.9587259743006</text:p>
          </table:table-cell>
          <table:table-cell/>
          <table:table-cell table:formula="of:=ABS(([.B6]-[.C6])/[.B6]*100)" office:value-type="float" office:value="0.0191119892912073" calcext:value-type="float">
            <text:p>0.019111989291207</text:p>
          </table:table-cell>
          <table:table-cell table:formula="of:=ABS(([.B6]-[.D6])/[.B6]*100)" office:value-type="float" office:value="0.00980245609647756" calcext:value-type="float">
            <text:p>0.009802456096478</text:p>
          </table:table-cell>
          <table:table-cell/>
          <table:table-cell table:formula="of:=ABS(([.E6]-[.F6])/[.E6]*100)" office:value-type="float" office:value="0.00562082127627855" calcext:value-type="float">
            <text:p>0.005620821276279</text:p>
          </table:table-cell>
          <table:table-cell table:formula="of:=ABS(([.E6]-[.G6])/[.E6]*100)" office:value-type="float" office:value="0.0146105366496691" calcext:value-type="float">
            <text:p>0.014610536649669</text:p>
          </table:table-cell>
          <table:table-cell/>
          <table:table-cell table:formula="of:=ABS(([.H6]-[.I6])/[.H6]*100)" office:value-type="float" office:value="0.0460764904002171" calcext:value-type="float">
            <text:p>0.046076490400217</text:p>
          </table:table-cell>
          <table:table-cell table:formula="of:=ABS(([.H6]-[.J6])/[.H6]*100)" office:value-type="float" office:value="0.00218596742608276" calcext:value-type="float">
            <text:p>0.0021859674260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213" calcext:value-type="float">
            <text:p>102.213</text:p>
          </table:table-cell>
          <table:table-cell office:value-type="float" office:value="102.245595070014" calcext:value-type="float">
            <text:p>102.245595070014</text:p>
          </table:table-cell>
          <table:table-cell office:value-type="float" office:value="102.221811796076" calcext:value-type="float">
            <text:p>102.221811796076</text:p>
          </table:table-cell>
          <table:table-cell office:value-type="float" office:value="100.259" calcext:value-type="float">
            <text:p>100.259</text:p>
          </table:table-cell>
          <table:table-cell office:value-type="float" office:value="100.28441695168" calcext:value-type="float">
            <text:p>100.28441695168</text:p>
          </table:table-cell>
          <table:table-cell office:value-type="float" office:value="100.275412771227" calcext:value-type="float">
            <text:p>100.275412771227</text:p>
          </table:table-cell>
          <table:table-cell office:value-type="float" office:value="98.696" calcext:value-type="float">
            <text:p>98.696</text:p>
          </table:table-cell>
          <table:table-cell office:value-type="float" office:value="98.692772215468" calcext:value-type="float">
            <text:p>98.692772215468</text:p>
          </table:table-cell>
          <table:table-cell office:value-type="float" office:value="98.7000378946126" calcext:value-type="float">
            <text:p>98.7000378946126</text:p>
          </table:table-cell>
          <table:table-cell/>
          <table:table-cell table:formula="of:=ABS(([.B7]-[.C7])/[.B7]*100)" office:value-type="float" office:value="0.0318893585101809" calcext:value-type="float">
            <text:p>0.031889358510181</text:p>
          </table:table-cell>
          <table:table-cell table:formula="of:=ABS(([.B7]-[.D7])/[.B7]*100)" office:value-type="float" office:value="0.00862101305705049" calcext:value-type="float">
            <text:p>0.008621013057051</text:p>
          </table:table-cell>
          <table:table-cell/>
          <table:table-cell table:formula="of:=ABS(([.E7]-[.F7])/[.E7]*100)" office:value-type="float" office:value="0.02535129183415" calcext:value-type="float">
            <text:p>0.02535129183415</text:p>
          </table:table-cell>
          <table:table-cell table:formula="of:=ABS(([.E7]-[.G7])/[.E7]*100)" office:value-type="float" office:value="0.0163703719636102" calcext:value-type="float">
            <text:p>0.01637037196361</text:p>
          </table:table-cell>
          <table:table-cell/>
          <table:table-cell table:formula="of:=ABS(([.H7]-[.I7])/[.H7]*100)" office:value-type="float" office:value="0.00327043095161" calcext:value-type="float">
            <text:p>0.00327043095161</text:p>
          </table:table-cell>
          <table:table-cell table:formula="of:=ABS(([.H7]-[.J7])/[.H7]*100)" office:value-type="float" office:value="0.00409124444010728" calcext:value-type="float">
            <text:p>0.004091244440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086" calcext:value-type="float">
            <text:p>129.086</text:p>
          </table:table-cell>
          <table:table-cell office:value-type="float" office:value="129.141060324314" calcext:value-type="float">
            <text:p>129.141060324314</text:p>
          </table:table-cell>
          <table:table-cell office:value-type="float" office:value="129.11002300853" calcext:value-type="float">
            <text:p>129.11002300853</text:p>
          </table:table-cell>
          <table:table-cell office:value-type="float" office:value="113.217" calcext:value-type="float">
            <text:p>113.217</text:p>
          </table:table-cell>
          <table:table-cell office:value-type="float" office:value="113.250472956811" calcext:value-type="float">
            <text:p>113.250472956811</text:p>
          </table:table-cell>
          <table:table-cell office:value-type="float" office:value="113.237592423968" calcext:value-type="float">
            <text:p>113.237592423968</text:p>
          </table:table-cell>
          <table:table-cell office:value-type="float" office:value="98.696" calcext:value-type="float">
            <text:p>98.696</text:p>
          </table:table-cell>
          <table:table-cell office:value-type="float" office:value="98.7097126847825" calcext:value-type="float">
            <text:p>98.7097126847825</text:p>
          </table:table-cell>
          <table:table-cell office:value-type="float" office:value="98.7030690413365" calcext:value-type="float">
            <text:p>98.7030690413365</text:p>
          </table:table-cell>
          <table:table-cell/>
          <table:table-cell table:formula="of:=ABS(([.B8]-[.C8])/[.B8]*100)" office:value-type="float" office:value="0.0426539859581865" calcext:value-type="float">
            <text:p>0.042653985958187</text:p>
          </table:table-cell>
          <table:table-cell table:formula="of:=ABS(([.B8]-[.D8])/[.B8]*100)" office:value-type="float" office:value="0.0186100805122011" calcext:value-type="float">
            <text:p>0.018610080512201</text:p>
          </table:table-cell>
          <table:table-cell/>
          <table:table-cell table:formula="of:=ABS(([.E8]-[.F8])/[.E8]*100)" office:value-type="float" office:value="0.0295653098130107" calcext:value-type="float">
            <text:p>0.029565309813011</text:p>
          </table:table-cell>
          <table:table-cell table:formula="of:=ABS(([.E8]-[.G8])/[.E8]*100)" office:value-type="float" office:value="0.0181884557690076" calcext:value-type="float">
            <text:p>0.018188455769008</text:p>
          </table:table-cell>
          <table:table-cell/>
          <table:table-cell table:formula="of:=ABS(([.H8]-[.I8])/[.H8]*100)" office:value-type="float" office:value="0.0138938607263764" calcext:value-type="float">
            <text:p>0.013893860726376</text:p>
          </table:table-cell>
          <table:table-cell table:formula="of:=ABS(([.H8]-[.J8])/[.H8]*100)" office:value-type="float" office:value="0.00716243954821583" calcext:value-type="float">
            <text:p>0.007162439548216</text:p>
          </table:table-cell>
        </table:table-row>
        <table:table-row table:style-name="ro1">
          <table:table-cell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9509" calcext:value-type="float">
            <text:p>28.9509</text:p>
          </table:table-cell>
          <table:table-cell table:number-columns-repeated="2"/>
          <table:table-cell office:value-type="float" office:value="23.6463" calcext:value-type="float">
            <text:p>23.6463</text:p>
          </table:table-cell>
          <table:table-cell table:number-columns-repeated="2"/>
          <table:table-cell office:value-type="float" office:value="19.7392" calcext:value-type="float">
            <text:p>19.739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.7431" calcext:value-type="float">
            <text:p>54.7431</text:p>
          </table:table-cell>
          <table:table-cell table:number-columns-repeated="2"/>
          <table:table-cell office:value-type="float" office:value="51.6743" calcext:value-type="float">
            <text:p>51.6743</text:p>
          </table:table-cell>
          <table:table-cell table:number-columns-repeated="2"/>
          <table:table-cell office:value-type="float" office:value="49.348" calcext:value-type="float">
            <text:p>49.34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.327" calcext:value-type="float">
            <text:p>69.327</text:p>
          </table:table-cell>
          <table:table-cell table:number-columns-repeated="2"/>
          <table:table-cell office:value-type="float" office:value="58.6464" calcext:value-type="float">
            <text:p>58.6464</text:p>
          </table:table-cell>
          <table:table-cell table:number-columns-repeated="2"/>
          <table:table-cell office:value-type="float" office:value="49.348" calcext:value-type="float">
            <text:p>49.34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.5853" calcext:value-type="float">
            <text:p>94.5853</text:p>
          </table:table-cell>
          <table:table-cell table:number-columns-repeated="2"/>
          <table:table-cell office:value-type="float" office:value="86.1345" calcext:value-type="float">
            <text:p>86.1345</text:p>
          </table:table-cell>
          <table:table-cell table:number-columns-repeated="2"/>
          <table:table-cell office:value-type="float" office:value="78.9568" calcext:value-type="float">
            <text:p>78.956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2162" calcext:value-type="float">
            <text:p>102.2162</text:p>
          </table:table-cell>
          <table:table-cell table:number-columns-repeated="2"/>
          <table:table-cell office:value-type="float" office:value="100.2698" calcext:value-type="float">
            <text:p>100.2698</text:p>
          </table:table-cell>
          <table:table-cell table:number-columns-repeated="2"/>
          <table:table-cell office:value-type="float" office:value="98.696" calcext:value-type="float">
            <text:p>98.69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0955" calcext:value-type="float">
            <text:p>129.0955</text:p>
          </table:table-cell>
          <table:table-cell table:number-columns-repeated="2"/>
          <table:table-cell office:value-type="float" office:value="113.2281" calcext:value-type="float">
            <text:p>113.2281</text:p>
          </table:table-cell>
          <table:table-cell table:number-columns-repeated="2"/>
          <table:table-cell office:value-type="float" office:value="98.696" calcext:value-type="float">
            <text:p>98.696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5 Bell, 2 Lag</text:p>
          </table:table-cell>
          <table:table-cell office:value-type="string" calcext:value-type="string">
            <text:p>CSFS</text:p>
          </table:table-cell>
          <table:table-cell table:number-columns-repeated="2"/>
          <table:table-cell office:value-type="string" calcext:value-type="string">
            <text:p>SSFS</text:p>
          </table:table-cell>
          <table:table-cell table:number-columns-repeated="2"/>
          <table:table-cell office:value-type="string" calcext:value-type="string">
            <text:p>FSF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eissa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Leissa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Leissa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Div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6819626713859" calcext:value-type="float">
            <text:p>12.6819626713859</text:p>
          </table:table-cell>
          <table:table-cell office:value-type="float" office:value="14.3367453839858" calcext:value-type="float">
            <text:p>14.3367453839858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791984765242" calcext:value-type="float">
            <text:p>11.6791984765242</text:p>
          </table:table-cell>
          <table:table-cell office:value-type="float" office:value="13.1364562649846" calcext:value-type="float">
            <text:p>13.1364562649846</text:p>
          </table:table-cell>
          <table:table-cell office:value-type="float" office:value="9.631" calcext:value-type="float">
            <text:p>9.631</text:p>
          </table:table-cell>
          <table:table-cell office:value-type="float" office:value="9.63014268280455" calcext:value-type="float">
            <text:p>9.63014268280455</text:p>
          </table:table-cell>
          <table:table-cell office:value-type="float" office:value="11.1101019529788" calcext:value-type="float">
            <text:p>11.1101019529788</text:p>
          </table:table-cell>
          <table:table-cell/>
          <table:table-cell table:formula="of:=ABS(([.B20]-[.C20])/[.B20]*100)" office:value-type="float" office:value="0.0633359228849436" calcext:value-type="float">
            <text:p>0.063335922884944</text:p>
          </table:table-cell>
          <table:table-cell table:formula="of:=ABS(([.B20]-[.D20])/[.B20]*100)" office:value-type="float" office:value="12.9767169738834" calcext:value-type="float">
            <text:p>12.9767169738834</text:p>
          </table:table-cell>
          <table:table-cell/>
          <table:table-cell table:formula="of:=ABS(([.E20]-[.F20])/[.E20]*100)" office:value-type="float" office:value="0.00686235852568952" calcext:value-type="float">
            <text:p>0.00686235852569</text:p>
          </table:table-cell>
          <table:table-cell table:formula="of:=ABS(([.E20]-[.G20])/[.E20]*100)" office:value-type="float" office:value="12.4696598029503" calcext:value-type="float">
            <text:p>12.4696598029503</text:p>
          </table:table-cell>
          <table:table-cell/>
          <table:table-cell table:formula="of:=ABS(([.H20]-[.I20])/[.H20]*100)" office:value-type="float" office:value="0.00890164256515664" calcext:value-type="float">
            <text:p>0.008901642565157</text:p>
          </table:table-cell>
          <table:table-cell table:formula="of:=ABS(([.H20]-[.J20])/[.H20]*100)" office:value-type="float" office:value="15.357719374715" calcext:value-type="float">
            <text:p>15.35771937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06" calcext:value-type="float">
            <text:p>33.06</text:p>
          </table:table-cell>
          <table:table-cell office:value-type="float" office:value="33.0419159677837" calcext:value-type="float">
            <text:p>33.0419159677837</text:p>
          </table:table-cell>
          <table:table-cell office:value-type="float" office:value="33.8950931301472" calcext:value-type="float">
            <text:p>33.8950931301472</text:p>
          </table:table-cell>
          <table:table-cell office:value-type="float" office:value="27.76" calcext:value-type="float">
            <text:p>27.76</text:p>
          </table:table-cell>
          <table:table-cell office:value-type="float" office:value="27.7328036495723" calcext:value-type="float">
            <text:p>27.7328036495723</text:p>
          </table:table-cell>
          <table:table-cell office:value-type="float" office:value="28.6813597289894" calcext:value-type="float">
            <text:p>28.6813597289894</text:p>
          </table:table-cell>
          <table:table-cell office:value-type="float" office:value="16.13" calcext:value-type="float">
            <text:p>16.13</text:p>
          </table:table-cell>
          <table:table-cell office:value-type="float" office:value="16.117606397497" calcext:value-type="float">
            <text:p>16.117606397497</text:p>
          </table:table-cell>
          <table:table-cell office:value-type="float" office:value="18.4212144470053" calcext:value-type="float">
            <text:p>18.4212144470053</text:p>
          </table:table-cell>
          <table:table-cell/>
          <table:table-cell table:formula="of:=ABS(([.B21]-[.C21])/[.B21]*100)" office:value-type="float" office:value="0.0547006419125854" calcext:value-type="float">
            <text:p>0.054700641912585</text:p>
          </table:table-cell>
          <table:table-cell table:formula="of:=ABS(([.B21]-[.D21])/[.B21]*100)" office:value-type="float" office:value="2.52599252918088" calcext:value-type="float">
            <text:p>2.52599252918088</text:p>
          </table:table-cell>
          <table:table-cell/>
          <table:table-cell table:formula="of:=ABS(([.E21]-[.F21])/[.E21]*100)" office:value-type="float" office:value="0.0979695620594419" calcext:value-type="float">
            <text:p>0.097969562059442</text:p>
          </table:table-cell>
          <table:table-cell table:formula="of:=ABS(([.E21]-[.G21])/[.E21]*100)" office:value-type="float" office:value="3.31901919664769" calcext:value-type="float">
            <text:p>3.31901919664769</text:p>
          </table:table-cell>
          <table:table-cell/>
          <table:table-cell table:formula="of:=ABS(([.H21]-[.I21])/[.H21]*100)" office:value-type="float" office:value="0.0768357253750763" calcext:value-type="float">
            <text:p>0.076835725375076</text:p>
          </table:table-cell>
          <table:table-cell table:formula="of:=ABS(([.H21]-[.J21])/[.H21]*100)" office:value-type="float" office:value="14.2046772907954" calcext:value-type="float">
            <text:p>14.2046772907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7" calcext:value-type="float">
            <text:p>41.7</text:p>
          </table:table-cell>
          <table:table-cell office:value-type="float" office:value="41.6920261137375" calcext:value-type="float">
            <text:p>41.6920261137375</text:p>
          </table:table-cell>
          <table:table-cell office:value-type="float" office:value="43.7917568008769" calcext:value-type="float">
            <text:p>43.7917568008769</text:p>
          </table:table-cell>
          <table:table-cell office:value-type="float" office:value="41.2" calcext:value-type="float">
            <text:p>41.2</text:p>
          </table:table-cell>
          <table:table-cell office:value-type="float" office:value="41.1859274092842" calcext:value-type="float">
            <text:p>41.1859274092842</text:p>
          </table:table-cell>
          <table:table-cell office:value-type="float" office:value="43.0734186189248" calcext:value-type="float">
            <text:p>43.0734186189248</text:p>
          </table:table-cell>
          <table:table-cell office:value-type="float" office:value="36.72" calcext:value-type="float">
            <text:p>36.72</text:p>
          </table:table-cell>
          <table:table-cell office:value-type="float" office:value="36.6835913070678" calcext:value-type="float">
            <text:p>36.6835913070678</text:p>
          </table:table-cell>
          <table:table-cell office:value-type="float" office:value="38.0584748246089" calcext:value-type="float">
            <text:p>38.0584748246089</text:p>
          </table:table-cell>
          <table:table-cell/>
          <table:table-cell table:formula="of:=ABS(([.B22]-[.C22])/[.B22]*100)" office:value-type="float" office:value="0.0191220294064867" calcext:value-type="float">
            <text:p>0.019122029406487</text:p>
          </table:table-cell>
          <table:table-cell table:formula="of:=ABS(([.B22]-[.D22])/[.B22]*100)" office:value-type="float" office:value="5.01620335941701" calcext:value-type="float">
            <text:p>5.01620335941701</text:p>
          </table:table-cell>
          <table:table-cell/>
          <table:table-cell table:formula="of:=ABS(([.E22]-[.F22])/[.E22]*100)" office:value-type="float" office:value="0.0341567735820526" calcext:value-type="float">
            <text:p>0.034156773582053</text:p>
          </table:table-cell>
          <table:table-cell table:formula="of:=ABS(([.E22]-[.G22])/[.E22]*100)" office:value-type="float" office:value="4.54713257020581" calcext:value-type="float">
            <text:p>4.54713257020581</text:p>
          </table:table-cell>
          <table:table-cell/>
          <table:table-cell table:formula="of:=ABS(([.H22]-[.I22])/[.H22]*100)" office:value-type="float" office:value="0.099152213867643" calcext:value-type="float">
            <text:p>0.099152213867643</text:p>
          </table:table-cell>
          <table:table-cell table:formula="of:=ABS(([.H22]-[.J22])/[.H22]*100)" office:value-type="float" office:value="3.64508394501335" calcext:value-type="float">
            <text:p>3.64508394501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.01" calcext:value-type="float">
            <text:p>63.01</text:p>
          </table:table-cell>
          <table:table-cell office:value-type="float" office:value="62.9827891038623" calcext:value-type="float">
            <text:p>62.9827891038623</text:p>
          </table:table-cell>
          <table:table-cell office:value-type="float" office:value="64.7537542846741" calcext:value-type="float">
            <text:p>64.7537542846741</text:p>
          </table:table-cell>
          <table:table-cell office:value-type="float" office:value="59.07" calcext:value-type="float">
            <text:p>59.07</text:p>
          </table:table-cell>
          <table:table-cell office:value-type="float" office:value="59.0276734541911" calcext:value-type="float">
            <text:p>59.0276734541911</text:p>
          </table:table-cell>
          <table:table-cell office:value-type="float" office:value="60.7643862711671" calcext:value-type="float">
            <text:p>60.7643862711671</text:p>
          </table:table-cell>
          <table:table-cell office:value-type="float" office:value="38.94" calcext:value-type="float">
            <text:p>38.94</text:p>
          </table:table-cell>
          <table:table-cell office:value-type="float" office:value="38.9390725420024" calcext:value-type="float">
            <text:p>38.9390725420024</text:p>
          </table:table-cell>
          <table:table-cell office:value-type="float" office:value="40.8083111465169" calcext:value-type="float">
            <text:p>40.8083111465169</text:p>
          </table:table-cell>
          <table:table-cell/>
          <table:table-cell table:formula="of:=ABS(([.B23]-[.C23])/[.B23]*100)" office:value-type="float" office:value="0.0431850438623961" calcext:value-type="float">
            <text:p>0.043185043862396</text:p>
          </table:table-cell>
          <table:table-cell table:formula="of:=ABS(([.B23]-[.D23])/[.B23]*100)" office:value-type="float" office:value="2.76742467016998" calcext:value-type="float">
            <text:p>2.76742467016998</text:p>
          </table:table-cell>
          <table:table-cell/>
          <table:table-cell table:formula="of:=ABS(([.E23]-[.F23])/[.E23]*100)" office:value-type="float" office:value="0.0716548938698116" calcext:value-type="float">
            <text:p>0.071654893869812</text:p>
          </table:table-cell>
          <table:table-cell table:formula="of:=ABS(([.E23]-[.G23])/[.E23]*100)" office:value-type="float" office:value="2.86843790615727" calcext:value-type="float">
            <text:p>2.86843790615727</text:p>
          </table:table-cell>
          <table:table-cell/>
          <table:table-cell table:formula="of:=ABS(([.H23]-[.I23])/[.H23]*100)" office:value-type="float" office:value="0.0023817616784745" calcext:value-type="float">
            <text:p>0.002381761678475</text:p>
          </table:table-cell>
          <table:table-cell table:formula="of:=ABS(([.H23]-[.J23])/[.H23]*100)" office:value-type="float" office:value="4.79792282105008" calcext:value-type="float">
            <text:p>4.79792282105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72.3719305765672" calcext:value-type="float">
            <text:p>72.3719305765672</text:p>
          </table:table-cell>
          <table:table-cell office:value-type="float" office:value="72.7563560137586" calcext:value-type="float">
            <text:p>72.7563560137586</text:p>
          </table:table-cell>
          <table:table-cell office:value-type="float" office:value="61.86" calcext:value-type="float">
            <text:p>61.86</text:p>
          </table:table-cell>
          <table:table-cell office:value-type="float" office:value="61.8255064740137" calcext:value-type="float">
            <text:p>61.8255064740137</text:p>
          </table:table-cell>
          <table:table-cell office:value-type="float" office:value="62.2982575987764" calcext:value-type="float">
            <text:p>62.2982575987764</text:p>
          </table:table-cell>
          <table:table-cell office:value-type="float" office:value="46.74" calcext:value-type="float">
            <text:p>46.74</text:p>
          </table:table-cell>
          <table:table-cell office:value-type="float" office:value="46.7091473158801" calcext:value-type="float">
            <text:p>46.7091473158801</text:p>
          </table:table-cell>
          <table:table-cell office:value-type="float" office:value="50.2526105374651" calcext:value-type="float">
            <text:p>50.2526105374651</text:p>
          </table:table-cell>
          <table:table-cell/>
          <table:table-cell table:formula="of:=ABS(([.B24]-[.C24])/[.B24]*100)" office:value-type="float" office:value="0.0387699218685234" calcext:value-type="float">
            <text:p>0.038769921868523</text:p>
          </table:table-cell>
          <table:table-cell table:formula="of:=ABS(([.B24]-[.D24])/[.B24]*100)" office:value-type="float" office:value="0.492204438893093" calcext:value-type="float">
            <text:p>0.492204438893093</text:p>
          </table:table-cell>
          <table:table-cell/>
          <table:table-cell table:formula="of:=ABS(([.E24]-[.F24])/[.E24]*100)" office:value-type="float" office:value="0.0557606304337202" calcext:value-type="float">
            <text:p>0.05576063043372</text:p>
          </table:table-cell>
          <table:table-cell table:formula="of:=ABS(([.E24]-[.G24])/[.E24]*100)" office:value-type="float" office:value="0.708466858675077" calcext:value-type="float">
            <text:p>0.708466858675077</text:p>
          </table:table-cell>
          <table:table-cell/>
          <table:table-cell table:formula="of:=ABS(([.H24]-[.I24])/[.H24]*100)" office:value-type="float" office:value="0.066009165853444" calcext:value-type="float">
            <text:p>0.066009165853444</text:p>
          </table:table-cell>
          <table:table-cell table:formula="of:=ABS(([.H24]-[.J24])/[.H24]*100)" office:value-type="float" office:value="7.51521295991677" calcext:value-type="float">
            <text:p>7.515212959916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.61" calcext:value-type="float">
            <text:p>90.61</text:p>
          </table:table-cell>
          <table:table-cell office:value-type="float" office:value="90.6024670785002" calcext:value-type="float">
            <text:p>90.6024670785002</text:p>
          </table:table-cell>
          <table:table-cell office:value-type="float" office:value="92.9605293064472" calcext:value-type="float">
            <text:p>92.9605293064472</text:p>
          </table:table-cell>
          <table:table-cell office:value-type="float" office:value="90.29" calcext:value-type="float">
            <text:p>90.29</text:p>
          </table:table-cell>
          <table:table-cell office:value-type="float" office:value="90.2836757953199" calcext:value-type="float">
            <text:p>90.2836757953199</text:p>
          </table:table-cell>
          <table:table-cell office:value-type="float" office:value="92.4364528902344" calcext:value-type="float">
            <text:p>92.4364528902344</text:p>
          </table:table-cell>
          <table:table-cell office:value-type="float" office:value="70.75" calcext:value-type="float">
            <text:p>70.75</text:p>
          </table:table-cell>
          <table:table-cell office:value-type="float" office:value="70.6669111812719" calcext:value-type="float">
            <text:p>70.6669111812719</text:p>
          </table:table-cell>
          <table:table-cell office:value-type="float" office:value="73.5501768687279" calcext:value-type="float">
            <text:p>73.5501768687279</text:p>
          </table:table-cell>
          <table:table-cell/>
          <table:table-cell table:formula="of:=ABS(([.B25]-[.C25])/[.B25]*100)" office:value-type="float" office:value="0.00831356527955205" calcext:value-type="float">
            <text:p>0.008313565279552</text:p>
          </table:table-cell>
          <table:table-cell table:formula="of:=ABS(([.B25]-[.D25])/[.B25]*100)" office:value-type="float" office:value="2.59411688163249" calcext:value-type="float">
            <text:p>2.59411688163249</text:p>
          </table:table-cell>
          <table:table-cell/>
          <table:table-cell table:formula="of:=ABS(([.E25]-[.F25])/[.E25]*100)" office:value-type="float" office:value="0.00700432459864015" calcext:value-type="float">
            <text:p>0.00700432459864</text:p>
          </table:table-cell>
          <table:table-cell table:formula="of:=ABS(([.E25]-[.G25])/[.E25]*100)" office:value-type="float" office:value="2.37728750718175" calcext:value-type="float">
            <text:p>2.37728750718175</text:p>
          </table:table-cell>
          <table:table-cell/>
          <table:table-cell table:formula="of:=ABS(([.H25]-[.I25])/[.H25]*100)" office:value-type="float" office:value="0.117440026470813" calcext:value-type="float">
            <text:p>0.117440026470813</text:p>
          </table:table-cell>
          <table:table-cell table:formula="of:=ABS(([.H25]-[.J25])/[.H25]*100)" office:value-type="float" office:value="3.95784716427972" calcext:value-type="float">
            <text:p>3.95784716427972</text:p>
          </table:table-cell>
        </table:table-row>
        <table:table-row table:style-name="ro1">
          <table:table-cell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87" calcext:value-type="float">
            <text:p>12.687</text:p>
          </table:table-cell>
          <table:table-cell table:number-columns-repeated="2"/>
          <table:table-cell office:value-type="float" office:value="11.685" calcext:value-type="float">
            <text:p>11.685</text:p>
          </table:table-cell>
          <table:table-cell table:number-columns-repeated="2"/>
          <table:table-cell office:value-type="float" office:value="9.631" calcext:value-type="float">
            <text:p>9.63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065" calcext:value-type="float">
            <text:p>33.065</text:p>
          </table:table-cell>
          <table:table-cell table:number-columns-repeated="2"/>
          <table:table-cell office:value-type="float" office:value="27.756" calcext:value-type="float">
            <text:p>27.756</text:p>
          </table:table-cell>
          <table:table-cell table:number-columns-repeated="2"/>
          <table:table-cell office:value-type="float" office:value="16.135" calcext:value-type="float">
            <text:p>16.13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702" calcext:value-type="float">
            <text:p>41.702</text:p>
          </table:table-cell>
          <table:table-cell table:number-columns-repeated="2"/>
          <table:table-cell office:value-type="float" office:value="41.197" calcext:value-type="float">
            <text:p>41.197</text:p>
          </table:table-cell>
          <table:table-cell table:number-columns-repeated="2"/>
          <table:table-cell office:value-type="float" office:value="36.726" calcext:value-type="float">
            <text:p>36.72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.015" calcext:value-type="float">
            <text:p>63.015</text:p>
          </table:table-cell>
          <table:table-cell table:number-columns-repeated="2"/>
          <table:table-cell office:value-type="float" office:value="59.066" calcext:value-type="float">
            <text:p>59.066</text:p>
          </table:table-cell>
          <table:table-cell table:number-columns-repeated="2"/>
          <table:table-cell office:value-type="float" office:value="38.944" calcext:value-type="float">
            <text:p>38.94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.398" calcext:value-type="float">
            <text:p>72.398</text:p>
          </table:table-cell>
          <table:table-cell table:number-columns-repeated="2"/>
          <table:table-cell office:value-type="float" office:value="61.861" calcext:value-type="float">
            <text:p>61.861</text:p>
          </table:table-cell>
          <table:table-cell table:number-columns-repeated="2"/>
          <table:table-cell office:value-type="float" office:value="46.738" calcext:value-type="float">
            <text:p>46.738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.611" calcext:value-type="float">
            <text:p>90.611</text:p>
          </table:table-cell>
          <table:table-cell table:number-columns-repeated="2"/>
          <table:table-cell office:value-type="float" office:value="90.294" calcext:value-type="float">
            <text:p>90.294</text:p>
          </table:table-cell>
          <table:table-cell table:number-columns-repeated="2"/>
          <table:table-cell office:value-type="float" office:value="70.74" calcext:value-type="float">
            <text:p>70.7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20:32:24.614089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0:33:37.182908511</meta:creation-date>
    <meta:generator>LibreOffice/5.4.7.2$Linux_X86_64 LibreOffice_project/40$Build-2</meta:generator>
    <dc:date>2019-01-25T21:38:00.899952928</dc:date>
    <meta:editing-duration>PT1H31M5S</meta:editing-duration>
    <meta:editing-cycles>3</meta:editing-cycles>
    <meta:document-statistic meta:table-count="1" meta:cell-count="273" meta:object-count="0"/>
  </office:meta>
</office:document-meta>
</file>